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170" officeooo:paragraph-rsid="0010a170"/>
    </style:style>
    <style:style style:name="P2" style:family="paragraph" style:parent-style-name="Standard">
      <style:text-properties officeooo:rsid="0011f624" officeooo:paragraph-rsid="0011f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10C = 14.0F</text:p>
      <text:p text:style-name="P2"><text:s/>-9C = 15.8F</text:p>
      <text:p text:style-name="P2"><text:s/>-8C = 17.6F</text:p>
      <text:p text:style-name="P2"><text:s/>-7C = 19.4F</text:p>
      <text:p text:style-name="P2"><text:s/>-6C = 21.2F</text:p>
      <text:p text:style-name="P2"><text:s/>-5C = 23.0F</text:p>
      <text:p text:style-name="P2"><text:s/>-4C = 24.8F</text:p>
      <text:p text:style-name="P2"><text:s/>-3C = 26.6F</text:p>
      <text:p text:style-name="P2"><text:s/>-2C = 28.4F</text:p>
      <text:p text:style-name="P2"><text:s/>-1C = 30.2F</text:p>
      <text:p text:style-name="P2"><text:s text:c="2"/>0C = 32.0F</text:p>
      <text:p text:style-name="P2"><text:s text:c="2"/>1C = 33.8F</text:p>
      <text:p text:style-name="P2"><text:s text:c="2"/>2C = 35.6F</text:p>
      <text:p text:style-name="P2"><text:s text:c="2"/>3C = 37.4F</text:p>
      <text:p text:style-name="P2"><text:s text:c="2"/>4C = 39.2F</text:p>
      <text:p text:style-name="P2"><text:s text:c="2"/>5C = 41.0F</text:p>
      <text:p text:style-name="P2"><text:s text:c="2"/>6C = 42.8F</text:p>
      <text:p text:style-name="P2"><text:s text:c="2"/>7C = 44.6F</text:p>
      <text:p text:style-name="P2"><text:s text:c="2"/>8C = 46.4F</text:p>
      <text:p text:style-name="P2"><text:s text:c="2"/>9C = 48.2F</text:p>
      <text:p text:style-name="P2"><text:s/>10C = 50.0F</text:p>
      <text:p text:style-name="P2"><text:s/>11C = 51.8F</text:p>
      <text:p text:style-name="P2"><text:s/>12C = 53.6F</text:p>
      <text:p text:style-name="P2"><text:s/>13C = 55.4F</text:p>
      <text:p text:style-name="P2"><text:s/>14C = 57.2F</text:p>
      <text:p text:style-name="P2"><text:s/>15C = 59.0F</text:p>
      <text:p text:style-name="P2"><text:s/>16C = 60.8F</text:p>
      <text:p text:style-name="P2"><text:s/>17C = 62.6F</text:p>
      <text:p text:style-name="P2"><text:s/>18C = 64.4F</text:p>
      <text:p text:style-name="P2"><text:s/>19C = 66.2F</text:p>
      <text:p text:style-name="P2"><text:s/>20C = 68.0F</text:p>
      <text:p text:style-name="P2"><text:s/>21C = 69.8F</text:p>
      <text:p text:style-name="P2"><text:s/>22C = 71.6F</text:p>
      <text:p text:style-name="P2"><text:s/>23C = 73.4F</text:p>
      <text:p text:style-name="P2"><text:s/>24C = 75.2F</text:p>
      <text:p text:style-name="P2"><text:s/>25C = 77.0F</text:p>
      <text:p text:style-name="P2"><text:s/>26C = 78.8F</text:p>
      <text:p text:style-name="P2"><text:s/>27C = 80.6F</text:p>
      <text:p text:style-name="P2"><text:s/>28C = 82.4F</text:p>
      <text:p text:style-name="P2"><text:s/>29C = 84.2F</text:p>
      <text:p text:style-name="P2"><text:s/>30C = 86.0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0:32:35.926403030</meta:creation-date>
    <dc:date>2017-11-14T05:20:04.045312685</dc:date>
    <meta:editing-duration>PT3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123" meta:character-count="492" meta:non-whitespace-character-count="360"/>
  </office:meta>
</office:document-meta>
</file>